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rsid="001d0473" officeooo:paragraph-rsid="001d0473" style:font-size-asian="11pt" style:font-size-complex="11pt"/>
    </style:style>
    <style:style style:name="P2" style:family="paragraph" style:parent-style-name="Standard">
      <style:text-properties style:font-name="Consolas" fo:font-size="11pt" officeooo:rsid="001d0473" officeooo:paragraph-rsid="001ef56e" style:font-size-asian="11pt" style:font-size-complex="11pt"/>
    </style:style>
    <style:style style:name="P3" style:family="paragraph" style:parent-style-name="Standard">
      <style:text-properties style:font-name="Consolas" fo:font-size="11pt" officeooo:rsid="001d0473" officeooo:paragraph-rsid="0021e69c" style:font-size-asian="11pt" style:font-size-complex="11pt"/>
    </style:style>
    <style:style style:name="P4" style:family="paragraph" style:parent-style-name="Standard">
      <style:text-properties style:font-name="Consolas" fo:font-size="11pt" officeooo:rsid="001d0473" officeooo:paragraph-rsid="00230486" style:font-size-asian="11pt" style:font-size-complex="11pt"/>
    </style:style>
    <style:style style:name="P5" style:family="paragraph" style:parent-style-name="Standard">
      <style:text-properties style:font-name="Consolas" fo:font-size="11pt" officeooo:rsid="00230486" officeooo:paragraph-rsid="00230486" style:font-size-asian="11pt" style:font-size-complex="11pt"/>
    </style:style>
    <style:style style:name="P6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style:font-name="Consolas" fo:font-size="11pt" officeooo:rsid="001d0473" officeooo:paragraph-rsid="001d0473" style:font-size-asian="11pt" style:font-size-complex="11pt"/>
    </style:style>
    <style:style style:name="P7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style:font-name="Consolas" fo:font-size="11pt" officeooo:rsid="001d0473" officeooo:paragraph-rsid="001ef56e" style:font-size-asian="11pt" style:font-size-complex="11pt"/>
    </style:style>
    <style:style style:name="P8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style:font-name="Consolas" fo:font-size="11pt" officeooo:rsid="001d0473" officeooo:paragraph-rsid="0021e69c" style:font-size-asian="11pt" style:font-size-complex="11pt"/>
    </style:style>
    <style:style style:name="P9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style:font-name="Consolas" fo:font-size="11pt" officeooo:rsid="001d0473" officeooo:paragraph-rsid="00230486" style:font-size-asian="11pt" style:font-size-complex="11pt"/>
    </style:style>
    <style:style style:name="T1" style:family="text">
      <style:text-properties fo:color="#ce181e"/>
    </style:style>
    <style:style style:name="T2" style:family="text">
      <style:text-properties fo:color="#808080"/>
    </style:style>
    <style:style style:name="T3" style:family="text">
      <style:text-properties fo:color="#808080" officeooo:rsid="0020cfec"/>
    </style:style>
    <style:style style:name="T4" style:family="text">
      <style:text-properties fo:color="#808080" officeooo:rsid="001ef56e"/>
    </style:style>
    <style:style style:name="T5" style:family="text">
      <style:text-properties fo:color="#80808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officeooo:rsid="001ef56e"/>
    </style:style>
    <style:style style:name="T8" style:family="text">
      <style:text-properties officeooo:rsid="0020cfec"/>
    </style:style>
    <style:style style:name="T9" style:family="text">
      <style:text-properties officeooo:rsid="0021e69c"/>
    </style:style>
    <style:style style:name="T10" style:family="text">
      <style:text-properties fo:color="#ed1c24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#####################################</text:p>
      <text:p text:style-name="P1">#</text:p>
      <text:p text:style-name="P1">#</text:p>
      <text:p text:style-name="P1">#</text:p>
      <text:p text:style-name="P1">#</text:p>
      <text:p text:style-name="P1">#<text:tab/><text:span text:style-name="T2">[ ] [spozywka] [19 pln] [lidl]</text:span> </text:p>
      <text:p text:style-name="P1">#<text:tab/><text:span text:style-name="T2">[ ] [spozywka] [19 pln] [lidl]</text:span> </text:p>
      <text:p text:style-name="P1">#<text:tab/><text:span text:style-name="T6">[ ] zatwierdź</text:span></text:p>
      <text:p text:style-name="P1">#<text:tab/><text:tab/>[ ] details: []</text:p>
      <text:p text:style-name="P1">#<text:tab/><text:tab/>[ ] cost: []</text:p>
      <text:p text:style-name="P1">#<text:tab/><text:tab/>[ ] category: []</text:p>
      <text:p text:style-name="P1">#<text:tab/></text:p>
      <text:p text:style-name="P1">#</text:p>
      <text:p text:style-name="P1">#<text:tab/>[ ] zatwierdź</text:p>
      <text:p text:style-name="P1">#<text:tab/><text:tab/>[ ] details: []</text:p>
      <text:p text:style-name="P1">#<text:tab/><text:tab/>[ ] cost: []</text:p>
      <text:p text:style-name="P1">#<text:tab/><text:tab/>[ ] category: []</text:p>
      <text:p text:style-name="P1">#<text:tab/><text:span text:style-name="T1">[*] wstecz</text:span></text:p>
      <text:p text:style-name="P6">#</text:p>
      <text:p text:style-name="P1"/>
      <text:p text:style-name="P1"/>
      <text:p text:style-name="P2">#########################################################################</text:p>
      <text:p text:style-name="P2">#</text:p>
      <text:p text:style-name="P2">#</text:p>
      <text:p text:style-name="P2">#</text:p>
      <text:p text:style-name="P2">#</text:p>
      <text:p text:style-name="P2">#<text:tab/><text:span text:style-name="T2">[ ] [</text:span><text:span text:style-name="T3">rzeczy</text:span><text:span text:style-name="T2">] [</text:span><text:span text:style-name="T3">9</text:span><text:span text:style-name="T2">9 pln] [</text:span><text:span text:style-name="T3">empik</text:span><text:span text:style-name="T2">]</text:span> </text:p>
      <text:p text:style-name="P2">#<text:tab/><text:span text:style-name="T2">[ ] [spozywka] [19 pln] [lidl]</text:span> </text:p>
      <text:p text:style-name="P2">#<text:tab/><text:tab/><text:span text:style-name="T8">[ ] edytuj</text:span></text:p>
      <text:p text:style-name="P2">#<text:tab/><text:tab/><text:span text:style-name="T8">[ ] usuń</text:span><text:tab/></text:p>
      <text:p text:style-name="P2">#<text:tab/><text:tab/><text:span text:style-name="T8">[ ] anuluj</text:span></text:p>
      <text:p text:style-name="P2">#<text:tab/><text:tab/></text:p>
      <text:p text:style-name="P2">#<text:tab/></text:p>
      <text:p text:style-name="P2">#</text:p>
      <text:p text:style-name="P2">#<text:tab/></text:p>
      <text:p text:style-name="P2">#<text:tab/><text:tab/></text:p>
      <text:p text:style-name="P2">#<text:tab/><text:span text:style-name="T7">details: <text:s text:c="2"/><text:tab/>cost:</text:span><text:tab/><text:tab/><text:tab/><text:span text:style-name="T7">category:</text:span></text:p>
      <text:p text:style-name="P2">#<text:tab/><text:span text:style-name="T7">[ ] <text:tab/><text:tab/><text:tab/>[ ] <text:tab/><text:tab/><text:tab/>[ ]</text:span></text:p>
      <text:p text:style-name="P2">#<text:tab/><text:span text:style-name="T1">[*] wstecz</text:span></text:p>
      <text:p text:style-name="P7">#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4">#########################################################################</text:p>
      <text:p text:style-name="P4">#</text:p>
      <text:p text:style-name="P4">#</text:p>
      <text:p text:style-name="P4">#</text:p>
      <text:p text:style-name="P4">#</text:p>
      <text:p text:style-name="P4">#<text:tab/><text:span text:style-name="T2">[</text:span><text:span text:style-name="T3">rzeczy</text:span><text:span text:style-name="T2">] [</text:span><text:span text:style-name="T3">9</text:span><text:span text:style-name="T2">9 pln] [</text:span><text:span text:style-name="T3">empik</text:span><text:span text:style-name="T2">]</text:span> </text:p>
      <text:p text:style-name="P4">#<text:tab/><text:span text:style-name="T10">[spozywka]</text:span><text:span text:style-name="T2"> [19 pln] [lidl]</text:span> </text:p>
      <text:p text:style-name="P4">#<text:tab/><text:tab/><text:span text:style-name="T8">[ ] zatwierdź</text:span></text:p>
      <text:p text:style-name="P4">#<text:tab/><text:tab/><text:span text:style-name="T8">[ ] anuluj</text:span></text:p>
      <text:p text:style-name="P4">#<text:tab/><text:tab/></text:p>
      <text:p text:style-name="P5">#</text:p>
      <text:p text:style-name="P4">#<text:tab/></text:p>
      <text:p text:style-name="P4">#</text:p>
      <text:p text:style-name="P4">#<text:tab/></text:p>
      <text:p text:style-name="P4">#<text:tab/><text:tab/></text:p>
      <text:p text:style-name="P4">#<text:tab/><text:span text:style-name="T7">details: <text:s text:c="2"/><text:tab/>cost:</text:span><text:tab/><text:tab/><text:tab/><text:span text:style-name="T7">category:</text:span></text:p>
      <text:p text:style-name="P4">#<text:tab/><text:span text:style-name="T7">[ ] <text:tab/><text:tab/><text:tab/>[ ] <text:tab/><text:tab/><text:tab/>[ ]</text:span></text:p>
      <text:p text:style-name="P4">#<text:tab/><text:span text:style-name="T6">[ ] wstecz</text:span></text:p>
      <text:p text:style-name="P9">#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#########################################################################</text:p>
      <text:p text:style-name="P3">#</text:p>
      <text:p text:style-name="P3">#</text:p>
      <text:p text:style-name="P3">#</text:p>
      <text:p text:style-name="P3">#</text:p>
      <text:p text:style-name="P3">#<text:tab/><text:span text:style-name="T2">[ ] [</text:span><text:span text:style-name="T3">rzeczy</text:span><text:span text:style-name="T2">] [</text:span><text:span text:style-name="T3">9</text:span><text:span text:style-name="T2">9 pln] [</text:span><text:span text:style-name="T3">empik</text:span><text:span text:style-name="T2">]</text:span> </text:p>
      <text:p text:style-name="P3">#<text:tab/></text:p>
      <text:p text:style-name="P3">#<text:tab/><text:tab/></text:p>
      <text:p text:style-name="P3">#<text:tab/><text:tab/></text:p>
      <text:p text:style-name="P3">#<text:tab/><text:tab/></text:p>
      <text:p text:style-name="P3">#<text:tab/><text:tab/></text:p>
      <text:p text:style-name="P3">#<text:tab/></text:p>
      <text:p text:style-name="P3">#</text:p>
      <text:p text:style-name="P3">#<text:tab/></text:p>
      <text:p text:style-name="P3">#<text:tab/><text:tab/></text:p>
      <text:p text:style-name="P3">#<text:tab/><text:span text:style-name="T7">details: <text:s text:c="2"/><text:tab/>cost:</text:span><text:tab/><text:tab/><text:tab/><text:span text:style-name="T7">category:</text:span></text:p>
      <text:p text:style-name="P3">#<text:tab/><text:span text:style-name="T7">[spozywka] <text:tab/>[19 pln] <text:tab/><text:tab/>[lidl]</text:span></text:p>
      <text:p text:style-name="P3">#<text:tab/><text:span text:style-name="T1">[*] wstecz</text:span></text:p>
      <text:p text:style-name="P8">#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6T18:20:20.896508052</meta:creation-date>
    <dc:date>2024-07-16T18:41:00.302882102</dc:date>
    <meta:editing-duration>PT20M3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76" meta:word-count="193" meta:character-count="991" meta:non-whitespace-character-count="799"/>
  </office:meta>
</office:document-meta>
</file>